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4000001A45C17499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Helvetica" svg:font-family="Helvetica, arial, nimbussansl, liberationsans, freesans, clean, sans-serif, 'Apple Color Emoji', 'Segoe UI Emoji', 'Segoe UI Symbol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6215" officeooo:paragraph-rsid="001c6215"/>
    </style:style>
    <style:style style:name="P2" style:family="paragraph" style:parent-style-name="Standard">
      <style:paragraph-properties fo:margin-left="0cm" fo:margin-right="0cm" style:line-height-at-least="0.582cm" fo:widows="1" fo:text-indent="0cm" style:auto-text-indent="false"/>
      <style:text-properties fo:font-variant="normal" fo:text-transform="none" fo:color="#767676" style:font-name="Helvetica" fo:font-size="9pt" fo:letter-spacing="normal" fo:font-style="normal" fo:font-weight="normal" fo:background-color="#eeeeee" fo:padding="0cm" fo:border="non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Heading_20_1">
      <style:paragraph-properties fo:margin-left="0cm" fo:margin-right="0cm" fo:margin-top="0cm" fo:margin-bottom="0cm" style:contextual-spacing="false" style:line-height-at-least="0.688cm" fo:text-indent="0cm" style:auto-text-indent="false" fo:padding="0cm" fo:border="none"/>
    </style:style>
    <style:style style:name="P6" style:family="paragraph" style:parent-style-name="Standard">
      <style:paragraph-properties fo:margin-top="0cm" fo:margin-bottom="0.499cm" style:contextual-spacing="false" style:line-height-at-least="0.476cm" fo:widows="1"/>
      <style:text-properties fo:font-variant="normal" fo:text-transform="none" fo:color="#333333" fo:letter-spacing="normal" fo:padding="0cm" fo:border="none"/>
    </style:style>
    <style:style style:name="P7" style:family="paragraph" style:parent-style-name="Preformatted_20_Text">
      <style:paragraph-properties fo:margin-top="0cm" fo:margin-bottom="0.499cm" style:contextual-spacing="false"/>
    </style:style>
    <style:style style:name="P8" style:family="paragraph" style:parent-style-name="Text_20_body">
      <style:paragraph-properties style:line-height-at-least="0.476cm" fo:widows="1"/>
    </style:style>
    <style:style style:name="P9" style:family="paragraph" style:parent-style-name="Text_20_body">
      <style:text-properties fo:font-variant="normal" fo:text-transform="none" fo:color="#333333" style:font-name="Helvetica" fo:font-size="10.5pt" fo:letter-spacing="normal" fo:font-style="normal" fo:font-weight="normal" fo:padding="0cm" fo:border="none"/>
    </style:style>
    <style:style style:name="P10" style:family="paragraph" style:parent-style-name="Text_20_body">
      <style:paragraph-properties fo:margin-top="0cm" fo:margin-bottom="0cm" style:contextual-spacing="false" style:line-height-at-least="0.529cm"/>
    </style:style>
    <style:style style:name="P11" style:family="paragraph" style:parent-style-name="Preformatted_20_Text">
      <style:paragraph-properties fo:margin-top="0cm" fo:margin-bottom="0cm" style:contextual-spacing="false"/>
      <style:text-properties fo:font-variant="normal" fo:text-transform="none" fo:color="#333333" style:font-name="Consolas" fo:font-size="10.5pt" fo:letter-spacing="normal" fo:font-style="normal" fo:font-weight="normal" fo:background-color="#f7f7f7" fo:padding="0cm" fo:border="none"/>
    </style:style>
    <style:style style:name="P12" style:family="paragraph" style:parent-style-name="Text_20_body">
      <style:paragraph-properties fo:margin-top="0cm" fo:margin-bottom="0.529cm" style:contextual-spacing="false" fo:line-height="100%"/>
    </style:style>
    <style:style style:name="P13" style:family="paragraph" style:parent-style-name="Text_20_body">
      <style:paragraph-properties fo:margin-left="0.132cm" fo:margin-right="0.132cm" fo:margin-top="0cm" fo:margin-bottom="0cm" style:contextual-spacing="false" fo:text-indent="0cm" style:auto-text-indent="false"/>
    </style:style>
    <style:style style:name="P14" style:family="paragraph" style:parent-style-name="Text_20_body">
      <style:paragraph-properties fo:margin-top="0.529cm" fo:margin-bottom="0.247cm" style:contextual-spacing="false" fo:text-align="center" style:justify-single-word="false"/>
    </style:style>
    <style:style style:name="P15" style:family="paragraph" style:parent-style-name="Heading_20_3">
      <style:paragraph-properties fo:margin-top="0cm" fo:margin-bottom="0.397cm" style:contextual-spacing="false" fo:line-height="110%"/>
      <style:text-properties fo:font-variant="normal" fo:text-transform="none" fo:color="#333333" fo:letter-spacing="normal" fo:padding="0cm" fo:border="none"/>
    </style:style>
    <style:style style:name="P16" style:family="paragraph" style:parent-style-name="Heading_20_3">
      <style:paragraph-properties fo:margin-top="0cm" fo:margin-bottom="0.397cm" style:contextual-spacing="false" fo:line-height="110%"/>
    </style:style>
    <style:style style:name="P17" style:family="paragraph" style:parent-style-name="Standard">
      <style:text-properties officeooo:rsid="001c6215" officeooo:paragraph-rsid="001c6215"/>
    </style:style>
    <style:style style:name="P18" style:family="paragraph" style:parent-style-name="Standard">
      <style:paragraph-properties fo:break-before="page"/>
      <style:text-properties officeooo:rsid="001c6215" officeooo:paragraph-rsid="001c6215"/>
    </style:style>
    <style:style style:name="P19" style:family="paragraph" style:parent-style-name="Text_20_body" style:list-style-name="L1">
      <style:paragraph-properties fo:margin-top="0cm" fo:margin-bottom="0cm" style:contextual-spacing="false" style:line-height-at-least="0.529cm" fo:widows="1" fo:padding="0cm" fo:border="none"/>
    </style:style>
    <style:style style:name="P20" style:family="paragraph" style:parent-style-name="Text_20_body" style:list-style-name="L2">
      <style:paragraph-properties fo:margin-left="0cm" fo:margin-right="0cm" fo:margin-top="0cm" fo:margin-bottom="0cm" style:contextual-spacing="false" style:line-height-at-least="0.476cm" fo:widows="1" fo:text-indent="0cm" style:auto-text-indent="false" fo:padding="0cm" fo:border="none"/>
    </style:style>
    <style:style style:name="P21" style:family="paragraph" style:parent-style-name="Text_20_body" style:list-style-name="L3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</style:style>
    <style:style style:name="P22" style:family="paragraph" style:parent-style-name="Text_20_body" style:list-style-name="L4">
      <style:paragraph-properties fo:margin-left="0cm" fo:margin-right="0cm" fo:margin-top="0cm" fo:margin-bottom="0cm" style:contextual-spacing="false" style:line-height-at-least="0.423cm" fo:widows="1" fo:text-indent="0cm" style:auto-text-indent="false" fo:padding="0cm" fo:border="none"/>
    </style:style>
    <style:style style:name="P23" style:family="paragraph" style:parent-style-name="Text_20_body" style:list-style-name="L5">
      <style:paragraph-properties fo:margin-left="0cm" fo:margin-right="0cm" fo:margin-top="0cm" fo:margin-bottom="0cm" style:contextual-spacing="false" style:line-height-at-least="0.423cm" fo:widows="1" fo:text-indent="0cm" style:auto-text-indent="false" fo:padding="0cm" fo:border="none"/>
      <style:text-properties fo:font-variant="normal" fo:text-transform="none" fo:color="#767676" style:font-name="Helvetica" fo:font-size="9pt" fo:letter-spacing="normal" fo:font-style="normal" fo:font-weight="normal" fo:padding="0cm" fo:border="none"/>
    </style:style>
    <style:style style:name="P24" style:family="paragraph" style:parent-style-name="Text_20_body" style:list-style-name="L3">
      <style:paragraph-properties fo:margin-left="0cm" fo:margin-right="0.265cm" fo:margin-top="0cm" fo:margin-bottom="0cm" style:contextual-spacing="false" style:line-height-at-least="0.529cm" fo:text-indent="0cm" style:auto-text-indent="false" fo:padding="0cm" fo:border="none"/>
    </style:style>
    <style:style style:name="P25" style:family="paragraph" style:parent-style-name="Text_20_body" style:list-style-name="L4">
      <style:paragraph-properties fo:margin-left="0.265cm" fo:margin-right="0cm" fo:margin-top="0cm" fo:margin-bottom="0cm" style:contextual-spacing="false" style:line-height-at-least="0.423cm" fo:widows="1" fo:text-indent="0cm" style:auto-text-indent="false" fo:padding="0cm" fo:border="none"/>
    </style:style>
    <style:style style:name="P26" style:family="paragraph" style:parent-style-name="Text_20_body" style:list-style-name="L5">
      <style:paragraph-properties fo:margin-left="0.265cm" fo:margin-right="0cm" fo:margin-top="0cm" fo:margin-bottom="0cm" style:contextual-spacing="false" style:line-height-at-least="0.423cm" fo:widows="1" fo:text-indent="0cm" style:auto-text-indent="false" fo:padding="0cm" fo:border="none"/>
    </style:style>
    <style:style style:name="P27" style:family="paragraph">
      <style:paragraph-properties fo:text-align="start"/>
      <style:text-properties fo:color="#333333" style:text-line-through-style="none" style:text-line-through-type="none" style:font-name="Helvetica" fo:font-size="9pt" fo:font-style="normal" style:text-underline-style="none" fo:font-weight="normal"/>
    </style:style>
    <style:style style:name="T1" style:family="text">
      <style:text-properties fo:font-variant="normal" fo:text-transform="none" fo:color="#4078c0" style:text-line-through-style="none" style:text-line-through-type="none" style:font-name="Helvetica" fo:font-size="9.75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4078c0" style:text-line-through-style="none" style:text-line-through-type="none" style:font-name="Helvetica" fo:font-size="13.5pt" fo:letter-spacing="normal" fo:font-style="normal" style:text-underline-style="none" fo:font-weight="normal" style:text-blinking="false" fo:background-color="transparent" loext:char-shading-value="0" fo:padding="0cm" fo:border="none"/>
    </style:style>
    <style:style style:name="T3" style:family="text">
      <style:text-properties fo:font-variant="normal" fo:text-transform="none" fo:color="#4078c0" style:text-line-through-style="none" style:text-line-through-type="none" style:font-name="Helvetica" fo:font-size="13.5pt" fo:letter-spacing="normal" fo:font-style="normal" style:text-underline-style="none" fo:font-weight="bold" style:text-blinking="false" fo:background-color="transparent" loext:char-shading-value="0" fo:padding="0cm" fo:border="none"/>
    </style:style>
    <style:style style:name="T4" style:family="text">
      <style:text-properties fo:font-variant="normal" fo:text-transform="none" fo:color="#4078c0" style:text-line-through-style="none" style:text-line-through-type="none" style:font-name="Helvetica" fo:font-size="10.5pt" fo:letter-spacing="normal" fo:font-style="normal" style:text-underline-style="none" fo:font-weight="normal" style:text-blinking="false" fo:background-color="transparent" loext:char-shading-value="0" fo:padding="0.529cm" fo:border="0.06pt solid #c9d6e3"/>
    </style:style>
    <style:style style:name="T5" style:family="text">
      <style:text-properties fo:font-variant="normal" fo:text-transform="none" fo:color="#4078c0" style:text-line-through-style="none" style:text-line-through-type="none" style:font-name="Helvetica" fo:font-size="9pt" fo:letter-spacing="normal" fo:font-style="normal" style:text-underline-style="none" fo:font-weight="normal" style:text-blinking="false" fo:background-color="transparent" loext:char-shading-value="0" fo:padding="0cm" fo:border="none"/>
    </style:style>
    <style:style style:name="T6" style:family="text">
      <style:text-properties fo:font-variant="normal" fo:text-transform="none" fo:color="#333333" style:text-line-through-style="none" style:text-line-through-type="none" style:font-name="Helvetica" fo:font-size="9.75pt" fo:letter-spacing="normal" fo:font-style="normal" style:text-underline-style="none" fo:font-weight="bold" style:text-blinking="false" fo:background-color="transparent" loext:char-shading-value="0" fo:padding="0cm" fo:border="none"/>
    </style:style>
    <style:style style:name="T7" style:family="text">
      <style:text-properties fo:font-variant="normal" fo:text-transform="none" fo:color="#333333" style:text-line-through-style="none" style:text-line-through-type="none" style:font-name="Helvetica" fo:font-size="9.75pt" fo:letter-spacing="normal" fo:font-style="normal" style:text-underline-style="none" fo:font-weight="bold" style:text-blinking="false" fo:padding-left="0.265cm" fo:padding-right="0.265cm" fo:padding-top="0.053cm" fo:padding-bottom="0.053cm" fo:border="0.06pt solid #d5d5d5"/>
    </style:style>
    <style:style style:name="T8" style:family="text">
      <style:text-properties fo:font-variant="normal" fo:text-transform="none" fo:color="#333333" style:text-line-through-style="none" style:text-line-through-type="none" style:font-name="Helvetica" fo:font-size="8.25pt" fo:letter-spacing="normal" fo:font-style="normal" style:text-underline-style="none" fo:font-weight="bold" style:text-blinking="false" fo:background-color="#ffffff" loext:char-shading-value="0" fo:padding="0cm" fo:border="none"/>
    </style:style>
    <style:style style:name="T9" style:family="text">
      <style:text-properties fo:font-variant="normal" fo:text-transform="none" fo:color="#333333" style:font-name="Helvetica" fo:font-size="8.25pt" fo:letter-spacing="normal" fo:font-style="normal" fo:font-weight="normal" fo:background-color="#fafafa" loext:char-shading-value="0" fo:padding="0cm" fo:border="none"/>
    </style:style>
    <style:style style:name="T10" style:family="text">
      <style:text-properties fo:font-variant="normal" fo:text-transform="none" fo:color="#333333" style:font-name="Helvetica" fo:font-size="9.75pt" fo:letter-spacing="normal" fo:font-style="normal" fo:font-weight="bold"/>
    </style:style>
    <style:style style:name="T11" style:family="text">
      <style:text-properties fo:font-variant="normal" fo:text-transform="none" fo:color="#333333" style:font-name="Helvetica" fo:font-size="9.75pt" fo:letter-spacing="normal" fo:font-style="normal" fo:font-weight="bold" fo:background-color="#fafafa" loext:char-shading-value="0" fo:padding-left="0.265cm" fo:padding-right="0.265cm" fo:padding-top="0.053cm" fo:padding-bottom="0.053cm" fo:border="0.06pt solid #000000"/>
    </style:style>
    <style:style style:name="T12" style:family="text">
      <style:text-properties fo:font-variant="normal" fo:text-transform="none" fo:color="#333333" style:font-name="Helvetica" fo:font-size="9.75pt" fo:letter-spacing="normal" fo:font-style="normal" fo:font-weight="normal"/>
    </style:style>
    <style:style style:name="T13" style:family="text">
      <style:text-properties fo:font-variant="normal" fo:text-transform="none" fo:color="#333333" style:font-name="Helvetica" fo:font-size="12pt" fo:letter-spacing="normal" fo:font-style="normal" fo:font-weight="bold" fo:background-color="#f7fafd" loext:char-shading-value="0" fo:padding="0.529cm" fo:border="0.06pt solid #c9d6e3"/>
    </style:style>
    <style:style style:name="T14" style:family="text">
      <style:text-properties fo:font-variant="normal" fo:text-transform="none" fo:color="#333333" style:font-name="Helvetica" fo:font-size="12pt" fo:letter-spacing="normal" fo:font-style="normal" fo:font-weight="normal" fo:background-color="#f7fafd" loext:char-shading-value="0" fo:padding="0.529cm" fo:border="0.06pt solid #c9d6e3"/>
    </style:style>
    <style:style style:name="T15" style:family="text">
      <style:text-properties fo:font-variant="normal" fo:text-transform="none" fo:color="#333333" style:font-name="Helvetica" fo:font-size="10.5pt" fo:letter-spacing="normal" fo:font-style="normal" fo:font-weight="bold" fo:background-color="#f7fafd" loext:char-shading-value="0" fo:padding="0.529cm" fo:border="0.06pt solid #c9d6e3"/>
    </style:style>
    <style:style style:name="T16" style:family="text">
      <style:text-properties fo:font-variant="normal" fo:text-transform="none" fo:color="#333333" style:font-name="Helvetica" fo:font-size="10.5pt" fo:letter-spacing="normal" fo:font-style="normal" fo:font-weight="normal" fo:background-color="#f7fafd" loext:char-shading-value="0" fo:padding="0.529cm" fo:border="0.06pt solid #c9d6e3"/>
    </style:style>
    <style:style style:name="T17" style:family="text">
      <style:text-properties fo:font-variant="normal" fo:text-transform="none" fo:color="#333333" fo:letter-spacing="normal"/>
    </style:style>
    <style:style style:name="T18" style:family="text">
      <style:text-properties fo:font-variant="normal" fo:text-transform="none" fo:color="#333333" fo:letter-spacing="normal" fo:background-color="#fafafa" loext:char-shading-value="0" fo:padding="0cm" fo:border="none"/>
    </style:style>
    <style:style style:name="T19" style:family="text">
      <style:text-properties fo:font-variant="normal" fo:text-transform="none" fo:color="#333333" fo:letter-spacing="normal" fo:background-color="#fafafa" loext:char-shading-value="0" fo:padding-left="0.265cm" fo:padding-right="0.265cm" fo:padding-top="0.053cm" fo:padding-bottom="0.053cm" fo:border="0.06pt solid #000000"/>
    </style:style>
    <style:style style:name="T20" style:family="text">
      <style:text-properties fo:font-variant="normal" fo:text-transform="none" fo:color="#666666" style:font-name="Helvetica" fo:font-size="13.5pt" fo:letter-spacing="normal" fo:font-style="normal" fo:font-weight="normal" fo:background-color="#fafafa" loext:char-shading-value="0" fo:padding="0cm" fo:border="none"/>
    </style:style>
    <style:style style:name="T21" style:family="text">
      <style:text-properties fo:font-variant="normal" fo:text-transform="none" fo:color="#666666" style:text-line-through-style="none" style:text-line-through-type="none" style:font-name="Helvetica" fo:font-size="9.75pt" fo:letter-spacing="normal" fo:font-style="normal" style:text-underline-style="none" fo:font-weight="normal" style:text-blinking="false" fo:background-color="transparent" loext:char-shading-value="0" fo:padding-left="0.397cm" fo:padding-right="0.397cm" fo:padding-top="0.185cm" fo:padding-bottom="0.212cm" fo:border-left="0.74pt solid #000000" fo:border-right="0.74pt solid #000000" fo:border-top="2.24pt solid #000000" fo:border-bottom="0.74pt solid #000000"/>
    </style:style>
    <style:style style:name="T22" style:family="text">
      <style:text-properties fo:font-variant="normal" fo:text-transform="none" fo:color="#111111" style:text-line-through-style="none" style:text-line-through-type="none" style:font-name="Helvetica" fo:font-size="9.75pt" fo:letter-spacing="normal" fo:font-style="normal" style:text-underline-style="none" fo:font-weight="normal" style:text-blinking="false" fo:background-color="#ffffff" loext:char-shading-value="0" fo:padding-left="0.397cm" fo:padding-right="0.397cm" fo:padding-top="0.185cm" fo:padding-bottom="0.212cm" fo:border-left="0.74pt solid #e5e5e5" fo:border-right="0.74pt solid #e5e5e5" fo:border-top="2.24pt solid #d26911" fo:border-bottom="0.74pt solid #d26911"/>
    </style:style>
    <style:style style:name="T23" style:family="text">
      <style:text-properties fo:font-variant="normal" fo:text-transform="none" fo:color="#111111" style:text-line-through-style="none" style:text-line-through-type="none" fo:letter-spacing="normal" style:text-underline-style="none" style:text-blinking="false" fo:background-color="#ffffff" loext:char-shading-value="0" fo:padding-left="0.397cm" fo:padding-right="0.397cm" fo:padding-top="0.185cm" fo:padding-bottom="0.212cm" fo:border-left="0.74pt solid #e5e5e5" fo:border-right="0.74pt solid #e5e5e5" fo:border-top="2.24pt solid #d26911" fo:border-bottom="0.74pt solid #d26911"/>
    </style:style>
    <style:style style:name="T24" style:family="text">
      <style:text-properties fo:font-variant="normal" fo:text-transform="none" fo:color="#555555" style:text-line-through-style="none" style:text-line-through-type="none" style:font-name="Helvetica" fo:font-size="8.25pt" fo:letter-spacing="normal" fo:font-style="normal" style:text-underline-style="none" fo:font-weight="bold" style:text-blinking="false" fo:background-color="#eeeeee" loext:char-shading-value="0" fo:padding="0cm" fo:border="none"/>
    </style:style>
    <style:style style:name="T25" style:family="text">
      <style:text-properties fo:font-variant="normal" fo:text-transform="none" fo:color="#767676" style:font-name="Helvetica" fo:font-size="9pt" fo:letter-spacing="normal" fo:font-style="normal" fo:font-weight="normal" fo:padding="0cm" fo:border="none"/>
    </style:style>
    <style:style style:name="T26" style:family="text">
      <style:text-properties style:font-name="Helvetica" fo:font-size="12pt" fo:font-style="normal" fo:font-weight="normal"/>
    </style:style>
    <style:style style:name="T27" style:family="text">
      <style:text-properties fo:color="#333333" style:text-line-through-style="none" style:text-line-through-type="none" style:text-underline-style="none" style:text-blinking="false" fo:background-color="#fafafa" loext:char-shading-value="0" fo:padding-left="0.265cm" fo:padding-right="0.265cm" fo:padding-top="0.053cm" fo:padding-bottom="0.053cm" fo:border="0.06pt solid #d5d5d5"/>
    </style:style>
    <style:style style:name="T28" style:family="text">
      <style:text-properties fo:color="#333333" style:text-line-through-style="none" style:text-line-through-type="none" fo:font-size="9.75pt" style:text-underline-style="none" fo:font-weight="bold" style:text-blinking="false" fo:background-color="#fafafa" loext:char-shading-value="0" fo:padding-left="0.265cm" fo:padding-right="0.265cm" fo:padding-top="0.053cm" fo:padding-bottom="0.053cm" fo:border="0.06pt solid #d5d5d5"/>
    </style:style>
    <style:style style:name="T29" style:family="text">
      <style:text-properties fo:color="#333333" style:text-line-through-style="none" style:text-line-through-type="none" fo:font-size="8.25pt" style:text-underline-style="none" fo:font-weight="bold" style:text-blinking="false" fo:background-color="#ffffff" loext:char-shading-value="0" fo:padding="0cm" fo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3" style:family="graphic" style:parent-style-name="Graphics">
      <style:graphic-properties fo:margin-left="0cm" fo:margin-right="0.132cm" fo:margin-top="0cm" fo:margin-bottom="0cm" style:wrap="right" style:number-wrapped-paragraphs="no-limit" style:wrap-contour="false" style:vertical-pos="top" style:vertical-rel="paragraph-content" style:horizontal-pos="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s://github.com/vpikalova/my-first-blog/search" xlink:type="simple">
          <form:properties>
            <form:property form:property-name="PropertyChangeNotificationEnabled" office:value-type="boolean" office:boolean-value="true"/>
          </form:properties>
          <form:text form:name="q" form:control-implementation="ooo:com.sun.star.form.component.TextField" xml:id="control1" form:id="control1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  <form:form form:name="unnamed1" form:apply-filter="true" form:method="post" form:control-implementation="ooo:com.sun.star.form.component.Form" office:target-frame="" xlink:href="https://github.com/notifications/subscribe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method="post" form:control-implementation="ooo:com.sun.star.form.component.Form" office:target-frame="" xlink:href="https://github.com/vpikalova/my-first-blog/star" xlink:type="simple">
          <form:properties>
            <form:property form:property-name="PropertyChangeNotificationEnabled" office:value-type="boolean" office:boolean-value="true"/>
          </form:properties>
        </form:form>
        <form:form form:name="unnamed3" form:apply-filter="true" form:method="post" form:control-implementation="ooo:com.sun.star.form.component.Form" office:target-frame="" xlink:href="https://github.com/users/set_protocol?protocol_selector=http&amp;protocol_type=push" xlink:type="simple">
          <form:properties>
            <form:property form:property-name="PropertyChangeNotificationEnabled" office:value-type="boolean" office:boolean-value="true"/>
          </form:properties>
        </form:form>
        <form:form form:name="unnamed4" form:apply-filter="true" form:method="post" form:control-implementation="ooo:com.sun.star.form.component.Form" office:target-frame="" xlink:href="https://github.com/users/set_protocol?protocol_selector=ssh&amp;protocol_type=push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Source_20_Text"><text:s/>django-admin startproject mysite .</text:span></text:p>
      <text:p text:style-name="P2"><draw:frame draw:style-name="fr1" draw:name="Врезка1" text:anchor-type="char" svg:width="0.041cm" draw:z-index="0"><draw:text-box fo:min-height="0.041cm"><text:p text:style-name="P8"><text:a xlink:type="simple" xlink:href="https://github.com/vpikalova/my-first-blog#start-of-content"><text:span text:style-name="T1">Skip to content</text:span></text:a></text:p></draw:text-box></draw:frame>This repository</text:p>
      <text:p text:style-name="P6"> <draw:control text:anchor-type="as-char" draw:z-index="1" draw:style-name="gr1" draw:text-style-name="P27" svg:width="6.615cm" svg:height="0.715cm" draw:control="control1"/></text:p>
      <text:list xml:id="list4060299006892232885" text:style-name="L1">
        <text:list-item>
          <text:p text:style-name="P19"><text:a xlink:type="simple" xlink:href="https://github.com/pulls"><text:span text:style-name="T6">Pull requests</text:span></text:a></text:p>
        </text:list-item>
        <text:list-item>
          <text:p text:style-name="P19"><text:a xlink:type="simple" xlink:href="https://github.com/issues"><text:span text:style-name="T6">Issues</text:span></text:a></text:p>
        </text:list-item>
        <text:list-item>
          <text:p text:style-name="P19"><text:a xlink:type="simple" xlink:href="https://gist.github.com/"><text:span text:style-name="T6">Gist</text:span></text:a></text:p>
        </text:list-item>
      </text:list>
      <text:list xml:id="list8575922936389639964" text:style-name="L2">
        <text:list-item>
          <text:p text:style-name="P20"><draw:a xlink:type="simple" xlink:href="https://github.com/vpikalova"><draw:frame draw:style-name="fr3" draw:name="Изображение1" text:anchor-type="paragraph" svg:width="0.582cm" svg:height="0.582cm" draw:z-index="2"><draw:image xlink:href="Pictures/10000000000001A4000001A45C17499B.png" xlink:type="simple" xlink:show="embed" xlink:actuate="onLoad"/><svg:title>@vpikalova</svg:title></draw:frame></draw:a><text:bookmark text:name="user-links"/></text:p>
        </text:list-item>
      </text:list>
      <text:section text:style-name="Sect1" text:name="js-flash-container">
        <text:p text:style-name="P3"/>
      </text:section>
      <text:section text:style-name="Sect1" text:name="js-repo-pjax-container">
        <text:list xml:id="list4086637684523242204" text:style-name="L3">
          <text:list-item>
            <text:p text:style-name="P24"><text:a xlink:type="simple" xlink:href="https://github.com/vpikalova/my-first-blog/subscription"><text:span text:style-name="T27"> </text:span></text:a><text:a xlink:type="simple" xlink:href="https://github.com/vpikalova/my-first-blog/subscription"><text:span text:style-name="T28">Unwatch </text:span></text:a><text:a xlink:type="simple" xlink:href="https://github.com/vpikalova/my-first-blog/watchers"><text:span text:style-name="T29">1</text:span></text:a></text:p>
          </text:list-item>
          <text:list-item>
            <text:p text:style-name="P24"><text:span text:style-name="T18"> </text:span><text:span text:style-name="T9">Star</text:span><text:a xlink:type="simple" xlink:href="https://github.com/vpikalova/my-first-blog/stargazers"><text:span text:style-name="T8">0</text:span></text:a></text:p>
          </text:list-item>
          <text:list-item>
            <text:p text:style-name="P21"><text:span text:style-name="T19"> </text:span><text:span text:style-name="T11">Fork</text:span><text:a xlink:type="simple" xlink:href="https://github.com/vpikalova/my-first-blog/network"><text:span text:style-name="T8">0</text:span></text:a></text:p>
          </text:list-item>
        </text:list>
        <text:h text:style-name="P5" text:outline-level="1"><text:a xlink:type="simple" xlink:href="https://github.com/vpikalova"><text:span text:style-name="T2">vpikalova</text:span></text:a><text:span text:style-name="T20">/</text:span><text:a xlink:type="simple" xlink:href="https://github.com/vpikalova/my-first-blog"><text:span text:style-name="Strong_20_Emphasis"><text:span text:style-name="T3">my-first-blog</text:span></text:span></text:a></text:h>
        <text:p text:style-name="P12"><text:a xlink:type="simple" xlink:href="https://github.com/vpikalova/my-first-blog"><text:span text:style-name="T23"> </text:span></text:a><text:a xlink:type="simple" xlink:href="https://github.com/vpikalova/my-first-blog"><text:span text:style-name="T22">Code</text:span></text:a><text:a xlink:type="simple" xlink:href="https://github.com/vpikalova/my-first-blog/issues"><text:span text:style-name="T21"> Issues </text:span></text:a><text:a xlink:type="simple" xlink:href="https://github.com/vpikalova/my-first-blog/issues"><text:span text:style-name="T24">0</text:span></text:a><text:a xlink:type="simple" xlink:href="https://github.com/vpikalova/my-first-blog/pulls"><text:span text:style-name="T21"> Pull requests </text:span></text:a><text:a xlink:type="simple" xlink:href="https://github.com/vpikalova/my-first-blog/pulls"><text:span text:style-name="T24">0</text:span></text:a><text:a xlink:type="simple" xlink:href="https://github.com/vpikalova/my-first-blog/wiki"> Wiki</text:a><text:a xlink:type="simple" xlink:href="https://github.com/vpikalova/my-first-blog/pulse"> Pulse</text:a><text:a xlink:type="simple" xlink:href="https://github.com/vpikalova/my-first-blog/graphs"> Graphs</text:a><text:a xlink:type="simple" xlink:href="https://github.com/vpikalova/my-first-blog/settings"> Settings</text:a></text:p>
        <text:h text:style-name="P16" text:outline-level="3"><text:span text:style-name="Strong_20_Emphasis"><text:span text:style-name="T13">Quick setup</text:span></text:span><text:span text:style-name="T14"> — if you’ve done this kind of thing before</text:span></text:h>
        <text:p text:style-name="P13"><text:span text:style-name="Strong_20_Emphasis"><text:span text:style-name="T15">or</text:span></text:span></text:p>
        <text:p text:style-name="P4"><draw:frame draw:style-name="fr2" draw:name="Врезка2" text:anchor-type="paragraph" svg:width="23.971cm" draw:z-index="3"><draw:text-box fo:min-height="0.041cm"><text:p text:style-name="P3"/></draw:text-box></draw:frame><text:span text:style-name="T16">We recommend every repository include a </text:span><text:a xlink:type="simple" xlink:href="https://github.com/vpikalova/my-first-blog/new/master?readme=1"><text:span text:style-name="T4">README</text:span></text:a><text:span text:style-name="T16">, </text:span><text:a xlink:type="simple" xlink:href="https://github.com/vpikalova/my-first-blog/new/master?filename=LICENSE.md"><text:span text:style-name="T4">LICENSE</text:span></text:a><text:span text:style-name="T16">, and </text:span><text:a xlink:type="simple" xlink:href="https://github.com/vpikalova/my-first-blog/new/master?filename=.gitignore"><text:span text:style-name="T4">.gitignore</text:span></text:a><text:span text:style-name="T16">.</text:span></text:p>
        <text:h text:style-name="P15" text:outline-level="3">…<text:span text:style-name="T26">or create a new repository on the command line</text:span></text:h>
        <text:p text:style-name="P11">echo "# my-first-blog" &gt;&gt; README.md</text:p>
        <text:p text:style-name="P11">git init</text:p>
        <text:p text:style-name="P11">git add README.md</text:p>
        <text:p text:style-name="P11">git commit -m "first commit"</text:p>
        <text:p text:style-name="P11">git remote add origin https://github.com/vpikalova/my-first-blog.git</text:p>
        <text:p text:style-name="P11">git push -u origin master</text:p>
        <text:h text:style-name="P15" text:outline-level="3">…<text:span text:style-name="T26">or push an existing repository from the command line</text:span></text:h>
        <text:p text:style-name="P11">git remote add origin https://github.com/vpikalova/my-first-blog.git</text:p>
        <text:p text:style-name="P11">git push -u origin master</text:p>
        <text:h text:style-name="P15" text:outline-level="3">…<text:span text:style-name="T26">or import code from another repository</text:span></text:h>
        <text:p text:style-name="P9">You can initialize this repository with code from a Subversion, Mercurial, or TFS project.</text:p>
        <text:p text:style-name="P10"><text:a xlink:type="simple" xlink:href="https://import.github.com/vpikalova/my-first-blog/import"><text:span text:style-name="T7">Import code</text:span></text:a></text:p>
        <text:p text:style-name="P14"><text:span text:style-name="T17"> </text:span><text:span text:style-name="Strong_20_Emphasis"><text:span text:style-name="T10">ProTip!</text:span></text:span><text:span text:style-name="T12"> Use the URL for this page when adding GitHub as a remote.</text:span></text:p>
      </text:section>
      <text:list xml:id="list34776105601785660" text:style-name="L4">
        <text:list-item>
          <text:p text:style-name="P22"><text:soft-page-break/><text:a xlink:type="simple" xlink:href="https://status.github.com/"><text:span text:style-name="T5">Status</text:span></text:a><text:span text:style-name="T25"> </text:span><draw:frame draw:style-name="fr1" draw:name="start-of-content" text:anchor-type="char" svg:width="0.041cm" draw:z-index="4"><draw:text-box fo:min-height="0.041cm"><text:p text:style-name="Text_20_body"/></draw:text-box></draw:frame></text:p>
        </text:list-item>
        <text:list-item>
          <text:p text:style-name="P25"><text:a xlink:type="simple" xlink:href="https://developer.github.com/"><text:span text:style-name="T5">API</text:span></text:a><text:span text:style-name="T25"> </text:span></text:p>
        </text:list-item>
        <text:list-item>
          <text:p text:style-name="P25"><text:a xlink:type="simple" xlink:href="https://training.github.com/"><text:span text:style-name="T5">Training</text:span></text:a><text:span text:style-name="T25"> </text:span></text:p>
        </text:list-item>
        <text:list-item>
          <text:p text:style-name="P25"><text:a xlink:type="simple" xlink:href="https://shop.github.com/"><text:span text:style-name="T5">Shop</text:span></text:a><text:span text:style-name="T25"> </text:span></text:p>
        </text:list-item>
        <text:list-item>
          <text:p text:style-name="P25"><text:a xlink:type="simple" xlink:href="https://github.com/blog"><text:span text:style-name="T5">Blog</text:span></text:a><text:span text:style-name="T25"> </text:span></text:p>
        </text:list-item>
        <text:list-item>
          <text:p text:style-name="P25"><text:a xlink:type="simple" xlink:href="https://github.com/about"><text:span text:style-name="T5">About</text:span></text:a><text:span text:style-name="T25"> </text:span></text:p>
        </text:list-item>
        <text:list-item>
          <text:p text:style-name="P25"><text:a xlink:type="simple" xlink:href="https://github.com/pricing"><text:span text:style-name="T5">Pricing</text:span></text:a></text:p>
        </text:list-item>
      </text:list>
      <text:list xml:id="list1950243524199892698" text:style-name="L5">
        <text:list-item>
          <text:p text:style-name="P23">© 2016 GitHub, Inc. </text:p>
        </text:list-item>
        <text:list-item>
          <text:p text:style-name="P26"><text:a xlink:type="simple" xlink:href="https://github.com/site/terms"><text:span text:style-name="T5">Terms</text:span></text:a><text:span text:style-name="T25"> </text:span></text:p>
        </text:list-item>
        <text:list-item>
          <text:p text:style-name="P26"><text:a xlink:type="simple" xlink:href="https://github.com/site/privacy"><text:span text:style-name="T5">Privacy</text:span></text:a><text:span text:style-name="T25"> </text:span></text:p>
        </text:list-item>
        <text:list-item>
          <text:p text:style-name="P26"><text:a xlink:type="simple" xlink:href="https://github.com/security"><text:span text:style-name="T5">Security</text:span></text:a><text:span text:style-name="T25"> </text:span></text:p>
        </text:list-item>
        <text:list-item>
          <text:p text:style-name="P26"><text:a xlink:type="simple" xlink:href="https://github.com/contact"><text:span text:style-name="T5">Contact</text:span></text:a><text:span text:style-name="T25"> </text:span></text:p>
        </text:list-item>
        <text:list-item>
          <text:p text:style-name="P26"><text:a xlink:type="simple" xlink:href="https://help.github.com/"><text:span text:style-name="T5">Help</text:span></text:a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P1"># This file contains the WSGI configuration required to serve up your</text:p>
      <text:p text:style-name="P1"># web application at http://vpikalova.pythonanywhere.com/</text:p>
      <text:p text:style-name="P1"># It works by setting the variable 'application' to a WSGI handler of some</text:p>
      <text:p text:style-name="P1"># description.</text:p>
      <text:p text:style-name="P1">#</text:p>
      <text:p text:style-name="P1"/>
      <text:p text:style-name="P1"># +++++++++++ GENERAL DEBUGGING TIPS +++++++++++</text:p>
      <text:p text:style-name="P1"># getting imports and sys.path right can be fiddly!</text:p>
      <text:p text:style-name="P1"># We've tried to collect some general tips here:</text:p>
      <text:p text:style-name="P1"># https://www.pythonanywhere.com/wiki/DebuggingImportError</text:p>
      <text:p text:style-name="P1"/>
      <text:p text:style-name="P1"/>
      <text:p text:style-name="P1"># +++++++++++ HELLO WORLD +++++++++++</text:p>
      <text:p text:style-name="P1"># A little pure-wsgi hello world we've cooked up, just</text:p>
      <text:p text:style-name="P1"># to prove everything works. <text:s/>You should delete this</text:p>
      <text:p text:style-name="P1"># code to get your own working.</text:p>
      <text:p text:style-name="P1"/>
      <text:p text:style-name="P1"/>
      <text:p text:style-name="P1">HELLO_WORLD = """&lt;html&gt;</text:p>
      <text:p text:style-name="P1">&lt;head&gt;</text:p>
      <text:p text:style-name="P1"><text:s text:c="4"/>&lt;title&gt;Python Anywhere hosted web application&lt;/title&gt;</text:p>
      <text:p text:style-name="P1">&lt;/head&gt;</text:p>
      <text:p text:style-name="P1">&lt;body&gt;</text:p>
      <text:p text:style-name="P1">&lt;h1&gt;Hello, World!&lt;/h1&gt;</text:p>
      <text:p text:style-name="P1">&lt;p&gt;</text:p>
      <text:p text:style-name="P1"><text:s text:c="4"/>This is the default welcome page for a</text:p>
      <text:p text:style-name="P1"><text:s text:c="4"/>&lt;a href="https://www.pythonanywhere.com/"&gt;PythonAnywhere&lt;/a&gt;</text:p>
      <text:p text:style-name="P1"><text:s text:c="4"/>hosted web application.</text:p>
      <text:p text:style-name="P1">&lt;/p&gt;</text:p>
      <text:p text:style-name="P1">&lt;p&gt;</text:p>
      <text:p text:style-name="P1"><text:s text:c="4"/>Find out more about how to configure your own web application</text:p>
      <text:p text:style-name="P1"><text:s text:c="4"/>by visiting the &lt;a href="https://www.pythonanywhere.com/web_app_setup/"&gt;web app setup&lt;/a&gt; page</text:p>
      <text:p text:style-name="P1">&lt;/p&gt;</text:p>
      <text:p text:style-name="P1"><text:soft-page-break/>&lt;/body&gt;</text:p>
      <text:p text:style-name="P1">&lt;/html&gt;"""</text:p>
      <text:p text:style-name="P1"/>
      <text:p text:style-name="P1"/>
      <text:p text:style-name="P1">def application(environ, start_response):</text:p>
      <text:p text:style-name="P1"><text:s text:c="4"/>if environ.get('PATH_INFO') == '/':</text:p>
      <text:p text:style-name="P1"><text:s text:c="8"/>status = '200 OK'</text:p>
      <text:p text:style-name="P1"><text:s text:c="8"/>content = HELLO_WORLD</text:p>
      <text:p text:style-name="P1"><text:s text:c="4"/>else:</text:p>
      <text:p text:style-name="P1"><text:s text:c="8"/>status = '404 NOT FOUND'</text:p>
      <text:p text:style-name="P1"><text:s text:c="8"/>content = 'Page not found.'</text:p>
      <text:p text:style-name="P1"><text:s text:c="4"/>response_headers = [('Content-Type', 'text/html'), ('Content-Length', str(len(content)))]</text:p>
      <text:p text:style-name="P1"><text:s text:c="4"/>start_response(status, response_headers)</text:p>
      <text:p text:style-name="P1"><text:s text:c="4"/>yield content.encode('utf8')</text:p>
      <text:p text:style-name="P1"/>
      <text:p text:style-name="P1"/>
      <text:p text:style-name="P1"># Below are templates for Django and Flask. <text:s/>You should update the file</text:p>
      <text:p text:style-name="P1"># appropriately for the web framework you're using, and then</text:p>
      <text:p text:style-name="P1"># click the 'Reload /yourdomain.com/' button on the 'Web' tab to make your site</text:p>
      <text:p text:style-name="P1"># live.</text:p>
      <text:p text:style-name="P1"/>
      <text:p text:style-name="P1"># +++++++++++ VIRTUALENV +++++++++++</text:p>
      <text:p text:style-name="P1"># If you want to use a virtualenv, set its path on the web app setup tab.</text:p>
      <text:p text:style-name="P1"># Then come back here and import your application object as per the</text:p>
      <text:p text:style-name="P1"># instructions below</text:p>
      <text:p text:style-name="P1"/>
      <text:p text:style-name="P1"/>
      <text:p text:style-name="P1"># +++++++++++ CUSTOM WSGI +++++++++++</text:p>
      <text:p text:style-name="P1"># If you have a WSGI file that you want to serve using PythonAnywhere, perhaps</text:p>
      <text:p text:style-name="P1"># in your home directory under version control, then use something like this:</text:p>
      <text:p text:style-name="P1">#</text:p>
      <text:p text:style-name="P1">#import sys</text:p>
      <text:p text:style-name="P1">#</text:p>
      <text:p text:style-name="P1">#path = '/home/vpikalova/path/to/my/app</text:p>
      <text:p text:style-name="P1">#if path not in sys.path:</text:p>
      <text:p text:style-name="P1"># <text:s text:c="3"/>sys.path.append(path)</text:p>
      <text:p text:style-name="P1">#</text:p>
      <text:p text:style-name="P1">#from my_wsgi_file import application</text:p>
      <text:p text:style-name="P1"/>
      <text:p text:style-name="P1"/>
      <text:p text:style-name="P1"># +++++++++++ DJANGO +++++++++++</text:p>
      <text:p text:style-name="P1"># To use your own django app use code like this:</text:p>
      <text:p text:style-name="P1">#import os</text:p>
      <text:p text:style-name="P1">#import sys</text:p>
      <text:p text:style-name="P1">#</text:p>
      <text:p text:style-name="P1">## assuming your django settings file is at '/home/vpikalova/mysite/mysite/settings.py'</text:p>
      <text:p text:style-name="P1">## and your manage.py is is at '/home/vpikalova/mysite/manage.py'</text:p>
      <text:p text:style-name="P1">#path = '/home/vpikalova/mysite'</text:p>
      <text:p text:style-name="P1">#if path not in sys.path:</text:p>
      <text:p text:style-name="P1"># <text:s text:c="3"/>sys.path.append(path)</text:p>
      <text:p text:style-name="P1">#</text:p>
      <text:p text:style-name="P1">#os.environ['DJANGO_SETTINGS_MODULE'] = 'mysite.settings'</text:p>
      <text:p text:style-name="P1"><text:soft-page-break/>#</text:p>
      <text:p text:style-name="P1">## then, for django &gt;=1.5:</text:p>
      <text:p text:style-name="P1">#from django.core.wsgi import get_wsgi_application</text:p>
      <text:p text:style-name="P1">#application = get_wsgi_application()</text:p>
      <text:p text:style-name="P1">## or, for older django &lt;=1.4</text:p>
      <text:p text:style-name="P1">#import django.core.handlers.wsgi</text:p>
      <text:p text:style-name="P1">#application = django.core.handlers.wsgi.WSGIHandler()</text:p>
      <text:p text:style-name="P1"/>
      <text:p text:style-name="P1"/>
      <text:p text:style-name="P1"/>
      <text:p text:style-name="P1"># +++++++++++ FLASK +++++++++++</text:p>
      <text:p text:style-name="P1"># Flask works like any other WSGI-compatible framework, we just need</text:p>
      <text:p text:style-name="P1"># to import the application. <text:s/>Often Flask apps are called "app" so we</text:p>
      <text:p text:style-name="P1"># may need to rename it during the import:</text:p>
      <text:p text:style-name="P1">#</text:p>
      <text:p text:style-name="P1">#</text:p>
      <text:p text:style-name="P1">#import sys</text:p>
      <text:p text:style-name="P1">#</text:p>
      <text:p text:style-name="P1">## The "/home/vpikalova" below specifies your home</text:p>
      <text:p text:style-name="P1">## directory -- the rest should be the directory you uploaded your Flask</text:p>
      <text:p text:style-name="P1">## code to underneath the home directory. <text:s/>So if you just ran</text:p>
      <text:p text:style-name="P1">## "git clone git@github.com/myusername/myproject.git"</text:p>
      <text:p text:style-name="P1">## ...or uploaded files to the directory "myproject", then you should</text:p>
      <text:p text:style-name="P1">## specify "/home/vpikalova/myproject"</text:p>
      <text:p text:style-name="P1">#path = '/home/vpikalova/path/to/flask_app_directory'</text:p>
      <text:p text:style-name="P1">#if path not in sys.path:</text:p>
      <text:p text:style-name="P1"># <text:s text:c="3"/>sys.path.append(path)</text:p>
      <text:p text:style-name="P1">#</text:p>
      <text:p text:style-name="P1">## After you uncomment the line below, the yellow triangle on the left</text:p>
      <text:p text:style-name="P1">## side in our in-browser editor shows a warning saying:</text:p>
      <text:p text:style-name="P1">## <text:s text:c="4"/>'application' imported but unused.</text:p>
      <text:p text:style-name="P1">## You can ignore this error. The line is necessary, and the variable</text:p>
      <text:p text:style-name="P1">## is used externally.</text:p>
      <text:p text:style-name="P1">#from main_flask_app_file import app as application</text:p>
      <text:p text:style-name="P1">#</text:p>
      <text:p text:style-name="P1"># NB -- many Flask guides suggest you use a file called run.py; that's</text:p>
      <text:p text:style-name="P1"># not necessary on PythonAnywhere. <text:s/>And you should make sure your code</text:p>
      <text:p text:style-name="P1"># does *not* invoke the flask development server with app.run(), as it</text:p>
      <text:p text:style-name="P1"># will prevent your wsgi file from working.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Helvetica" svg:font-family="Helvetica, arial, nimbussansl, liberationsans, freesans, clean, sans-serif, 'Apple Color Emoji', 'Segoe UI Emoji', 'Segoe UI Symbol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4:14:43.394302823</meta:creation-date>
    <meta:editing-duration>P0D</meta:editing-duration>
    <meta:editing-cycles>2</meta:editing-cycles>
    <meta:generator>LibreOffice/4.2.8.2$Linux_x86 LibreOffice_project/420m0$Build-2</meta:generator>
    <dc:date>2016-02-27T14:15:22.127303908</dc:date>
    <meta:document-statistic meta:table-count="0" meta:image-count="1" meta:object-count="0" meta:page-count="5" meta:paragraph-count="150" meta:word-count="754" meta:character-count="5045" meta:non-whitespace-character-count="4346"/>
  </office:meta>
</office:document-meta>
</file>